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8e2d3" officeooo:paragraph-rsid="0008e2d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rmal text, <text:a xlink:type="simple" xlink:href="http://example.com/" text:style-name="Internet_20_link" text:visited-style-name="Visited_20_Internet_20_Link">hyperlink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04T14:02:36.297000000</meta:creation-date>
    <dc:date>2019-11-04T14:03:13.446000000</dc:date>
    <meta:editing-duration>PT37S</meta:editing-duration>
    <meta:editing-cycles>1</meta:editing-cycles>
    <meta:document-statistic meta:table-count="0" meta:image-count="0" meta:object-count="0" meta:page-count="1" meta:paragraph-count="1" meta:word-count="3" meta:character-count="22" meta:non-whitespace-character-count="20"/>
    <meta:generator>LibreOfficeDev/6.4.0.0.alpha1$Windows_x86 LibreOffice_project/06b01f73a2d0cc5b6a1c86942e28b1ce7b37bd91</meta:generator>
  </office:meta>
</office:document-meta>
</file>